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069be3" officeooo:paragraph-rsid="00069be3"/>
    </style:style>
    <style:style style:name="P3" style:family="paragraph" style:parent-style-name="Text_20_body">
      <style:text-properties fo:font-weight="bold" officeooo:rsid="00069be3" officeooo:paragraph-rsid="00069be3" style:font-weight-asian="bold" style:font-weight-complex="bold"/>
    </style:style>
    <style:style style:name="P4" style:family="paragraph" style:parent-style-name="Text_20_body" style:list-style-name="L1">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schreibung der Projektarbeit Pa15_gelk_1</text:p>
      <text:p text:style-name="P2"/>
      <text:p text:style-name="Text_20_body">In dieser Projektarbeit sollen Versuche entwickelt werden, die für das Modul DTP2 verwendet werden können. Die ARbeit besteht aus zwei Teilen: </text:p>
      <text:p text:style-name="Text_20_body">Im ersten Teil der Arbeit sollen Versuche entwickelt werden, mit denen folgende Timing Artifakte demonstriert werden können. Dies soll zum zu einem vertieften Verständnis der digitalen Design Grundlagen führen. - Erzeugung von Glitches mit einem Zähler und nachgeschaltetem Dekoder. Sichtbarmachung der Glitches mit einem Oszilloskop. Betätigen des asynchronen Resets vom Decoder aus. </text:p>
      <text:list xml:id="list2123693228010246548" text:style-name="L1">
        <text:list-item>
          <text:p text:style-name="P4">Erzeugung von Glitches mit einem Zähler und nachgeschaltetem Dekoder. Sichtbarmachung der Glitches mit einem Oszilloskop. Betätigen des asynchronen Resets vom Decoder aus. </text:p>
        </text:list-item>
        <text:list-item>
          <text:p text:style-name="P1">Provozieren und sichtbarmachung von Metastabilen Zuständen. Hierfür kann z.B. eine Schaltung mit zwei asynchronen externen Takten aufgebaut werden. </text:p>
        </text:list-item>
      </text:list>
      <text:p text:style-name="Text_20_body">Im zweiten Teil soll mit dem dem Direct Digital Synthesis Verfahren ein Synthesizer mit vielfältigen Klangfarben entwickelt werden. Damit kann anspruchsvolle digitale Schaltungstechnik umgesetzt werden. Zum erreichen der Klangvielfalt können mehrere DDS Generatoren gleichzeitig, mit unterschiedlichen Frequenzen und Phasen betrieben werden. Möglich ist auch eine Frequenzmodulation mit einem zweiten Generator oder Ändern des Volumens mit einer Hüllkurve. Die Ansteuerung soll mit Hilfe eines MIDI Interfaces, welches Polyphonie (mehrere Klaviertasten gleichzeitig gedrückt) unterstützt. Die Implementierung soll im FPGA erfolgen. In der Implementierungsphase der Arbeit soll das Timing der FPGA Implementierung genau betrachtet werden. </text:p>
      <text:p text:style-name="Text_20_body">Am Ende soll eine Referenzimplementierung in Anlehnung an den Yamaha DX7 für das Modul DTP2 entsteh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6:56:55.869548586</meta:creation-date>
    <dc:date>2015-09-14T16:57:50.695500752</dc:date>
    <meta:editing-duration>P0D</meta:editing-duration>
    <meta:editing-cycles>1</meta:editing-cycles>
    <meta:document-statistic meta:table-count="0" meta:image-count="0" meta:object-count="0" meta:page-count="1" meta:paragraph-count="7" meta:word-count="227" meta:character-count="1732" meta:non-whitespace-character-count="1508"/>
    <meta:generator>LibreOffice/4.2.8.2$Linux_X86_64 LibreOffice_project/420m0$Build-2</meta:generator>
  </office:meta>
</office:document-meta>
</file>